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map style:condition="is-true-formula([Sheet1.$J83]&gt;COLUMN([Sheet1.H83])-3)" style:apply-style-name="Excel_5f_CondFormat_5f_1_5f_2_5f_1" style:base-cell-address="Sheet1.H83"/>
    </style:style>
    <style:style style:name="ce9" style:family="table-cell" style:parent-style-name="Default"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4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5" style:family="table-cell" style:parent-style-name="Default">
      <style:map style:condition="is-true-formula(AND(NOT(ISBLANK([Sheet1.M2]));IF(ISERROR([Sheet1.A2]);ORG.OPENOFFICE.ERRORTYPE([Sheet1.A2])=ORG.OPENOFFICE.ERRORTYPE([Sheet1.M2]);[Sheet1.A2]=[Sheet1.M2])))" style:apply-style-name="Excel_5f_CondFormat_5f_1_5f_3_5f_1" style:base-cell-address="Sheet1.M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10"/>
        <table:table-column table:style-name="co5" table:default-cell-style-name="ce5"/>
        <table:table-column table:style-name="co6" table:number-columns-repeated="245" table:default-cell-style-name="ce5"/>
        <table:table-column table:style-name="co7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WAHR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2];[.D12:.I12])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ATCH (ascending, trailing NULLs)</text:p>
          </table:table-cell>
          <table:table-cell/>
          <table:table-cell table:style-name="ce13"/>
          <table:table-cell/>
          <table:table-cell/>
          <table:table-cell table:style-name="Default" table:formula="of:=IF(ISBLANK([.M12]);[.A12];[.M12])" office:value-type="float" office:value="1">
            <text:p>1</text:p>
          </table:table-cell>
          <table:table-cell table:style-name="Default"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3];[.D13:.I13])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]);[.A13];[.M13])" office:value-type="float" office:value="2">
            <text:p>2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5];[.D15:.F15];-1)" office:value-type="float" office:value="3">
            <text:p>3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3"/>
          <table:table-cell/>
          <table:table-cell/>
          <table:table-cell table:style-name="Default" table:formula="of:=IF(ISBLANK([.M15]);[.A15];[.M15])" office:value-type="float" office:value="3">
            <text:p>3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6];[.D16:.F16];-1)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]);[.A16];[.M16])" office:value-type="float" office:value="3">
            <text:p>3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8];[.D18:.F18];-1)" office:value-type="float" office:value="2">
            <text:p>2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]);[.A18];[.M18])" office:value-type="float" office:value="2">
            <text:p>2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9];[.D19:.F19];-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]);[.A19];[.M19])" office:value-type="float" office:value="2">
            <text:p>2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0];[.D20:.F20];-1)" office:value-type="float" office:value="1">
            <text:p>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0]);[.A20];[.M20])" office:value-type="float" office:value="1">
            <text:p>1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2];[.D22:.F22];-1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2]);[.A22];[.M22])" office:value-type="string" office:string-value="Err:32767">
            <text:p>Err:32767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3];[.D23:.F23];-1)" office:value-type="float" office:value="1">
            <text:p>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3]);[.A23];[.M23])" office:value-type="float" office:value="1">
            <text:p>1</text:p>
          </table:table-cell>
          <table:table-cell table:style-name="Default"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4];[.D24:.F24];-1)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4]);[.A24];[.M24])" office:value-type="float" office:value="2">
            <text:p>2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I25];-1)" office:value-type="float" office:value="1">
            <text:p>1</text:p>
          </table:table-cell>
          <table:table-cell table:style-name="ce7" office:value-type="float" office:value="-15">
            <text:p>-15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-20">
            <text:p>-2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ATCH (ascending, trailing NULLs)</text:p>
          </table:table-cell>
          <table:table-cell/>
          <table:table-cell table:style-name="ce13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6];[.D26:.I26];-1)" office:value-type="float" office:value="2">
            <text:p>2</text:p>
          </table:table-cell>
          <table:table-cell table:style-name="ce7" office:value-type="float" office:value="-15">
            <text:p>-15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-12">
            <text:p>-12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6]);[.A26];[.M26])" office:value-type="float" office:value="2">
            <text:p>2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8];[.D28:.F28];0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8]);[.A28];[.M28])" office:value-type="string" office:string-value="Err:32767">
            <text:p>Err:32767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9];[.D29:.F29];0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9]);[.A29];[.M29])" office:value-type="float" office:value="1">
            <text:p>1</text:p>
          </table:table-cell>
          <table:table-cell table:style-name="Default"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0];[.D30:.F30];0)" office:value-type="float" office:value="0">
            <text:p>#N/A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0]);[.A30];[.M30])" office:value-type="string" office:string-value="Err:32767">
            <text:p>Err:32767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2];[.D32:.F32];0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2]);[.A32];[.M32])" office:value-type="float" office:value="2">
            <text:p>2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3];[.D33:.F33];0)" office:value-type="float" office:value="0">
            <text:p>#N/A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3]);[.A33];[.M33])" office:value-type="string" office:string-value="Err:32767">
            <text:p>Err:32767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4];[.D34:.F34];0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]);[.A34];[.M34])" office:value-type="float" office:value="3">
            <text:p>3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5];[.D35:.F35];0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5]);[.A35];[.M35])" office:value-type="string" office:string-value="Err:32767">
            <text:p>Err:32767</text:p>
          </table:table-cell>
          <table:table-cell table:style-name="Default"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6];[.D36:.F36];0)" office:value-type="float" office:value="0">
            <text:p>#N/A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6]);[.A36];[.M36])" office:value-type="string" office:string-value="Err:32767">
            <text:p>Err:32767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7];[.D37:.F37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7]);[.A37];[.M37])" office:value-type="float" office:value="2">
            <text:p>2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8];[.D38:.F38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8]);[.A38];[.M38])" office:value-type="float" office:value="2">
            <text:p>2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WAHR</text:p>
          </table:table-cell>
          <table:table-cell table:number-columns-repeated="1007"/>
        </table:table-row>
        <table:table-row table:style-name="ro2" table:number-rows-repeated="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41:.E41];2)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ce14"/>
          <table:table-cell/>
          <table:table-cell/>
          <table:table-cell table:style-name="Default" table:formula="of:=IF(ISBLANK([.M41]);[.A41];[.M41])" office:value-type="float" office:value="6">
            <text:p>6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2:.E42]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2]);[.A42];[.M42])" office:value-type="float" office:value="9">
            <text:p>9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4:.F44];[.C44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4]);[.A44];[.M44])" office:value-type="float" office:value="5">
            <text:p>5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5:.F45];[.C45])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5]);[.A45];[.M45])" office:value-type="float" office:value="8">
            <text:p>8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6:.F46];[.C46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6]);[.A46];[.M46])" office:value-type="float" office:value="6">
            <text:p>6</text:p>
          </table:table-cell>
          <table:table-cell table:style-name="Default"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7:.F47];[.C47]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8:.F48];[.C48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8]);[.A48];[.M48])" office:value-type="string" office:string-value="Err:502">
            <text:p>Err:502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50:.F50];[.C50])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51:.F51];[.C51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1]);[.A51];[.M51])" office:value-type="float" office:value="5">
            <text:p>5</text:p>
          </table:table-cell>
          <table:table-cell table:style-name="Default"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3:.E54];2;2)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13"/>
          <table:table-cell/>
          <table:table-cell/>
          <table:table-cell table:style-name="Default" table:formula="of:=IF(ISBLANK([.M53]);[.A53];[.M53])" office:value-type="float" office:value="9">
            <text:p>9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4:.E54];1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4]);[.A54];[.M54])" office:value-type="float" office:value="9">
            <text:p>9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6:.G$57];[.C56];[.D56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6]);[.A56];[.M56])" office:value-type="float" office:value="11">
            <text:p>11</text:p>
          </table:table-cell>
          <table:table-cell table:style-name="Default"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6:.G$57];[.C57];[.D57])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7]);[.A57];[.M57])" office:value-type="float" office:value="13">
            <text:p>13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6:.G$57];[.C58];[.D58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6:.G$57];[.C59];[.D59])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9]);[.A59];[.M59])" office:value-type="float" office:value="14">
            <text:p>14</text:p>
          </table:table-cell>
          <table:table-cell table:style-name="Default"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61:.D62];1;1)" office:value-type="float" office:value="11">
            <text:p>1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1]);[.A61];[.M61])" office:value-type="float" office:value="11">
            <text:p>11</text:p>
          </table:table-cell>
          <table:table-cell table:style-name="Default"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62:.D62];1;1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2]);[.A62];[.M62])" office:value-type="float" office:value="12">
            <text:p>12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4:.G$65];[.C64];[.D64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5:.G$65];[.C65];[.D65])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5]);[.A65];[.M65])" office:value-type="float" office:value="14">
            <text:p>14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7:.G67];[.D67];[.C67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67]);[.A67];[.M67])" office:value-type="string" office:string-value="Err:502">
            <text:p>Err:502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8:.G68];0;[.C68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8]);[.A68];[.M68])" office:value-type="float" office:value="11">
            <text:p>11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9:.G69];[.D69];[.C69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70:.G70];[.D70];[.C70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0]);[.A70];[.M70])" office:value-type="string" office:string-value="Err:502">
            <text:p>Err:502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2:.E$74];[.C72];[.D72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2]);[.A72];[.M72])" office:value-type="string" office:string-value="Err:502">
            <text:p>Err:502</text:p>
          </table:table-cell>
          <table:table-cell table:style-name="Default"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2:.E$74];[.C73];0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3]);[.A73];[.M73])" office:value-type="float" office:value="11">
            <text:p>11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2:.E$74];[.C74];[.D74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4]);[.A74];[.M74])" office:value-type="float" office:value="11">
            <text:p>11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2:.E$74];[.C75];[.D75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5]);[.A75];[.M75])" office:value-type="string" office:string-value="Err:502">
            <text:p>Err:502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77];1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78];1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78]);[.A78];[.M78])" office:value-type="string" office:string-value="Err:519">
            <text:p>Err:519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9:.F$80];[.C79];1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9]);[.A79];[.M79])" office:value-type="float" office:value="11">
            <text:p>11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9:.F$80];[.C80];1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0]);[.A80];[.M80])" office:value-type="float" office:value="12">
            <text:p>12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81];1)" office:value-type="float" office:value="0">
            <text:p>Err:502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one</text:p>
          </table:table-cell>
          <table:table-cell table:formula="of:=INDEX([.D83:.E83];[.C83])" office:value-type="string" office:string-value="one">
            <text:p>on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ce14"/>
          <table:table-cell/>
          <table:table-cell/>
          <table:table-cell table:style-name="Default" table:formula="of:=IF(ISBLANK([.M83]);[.A83];[.M83])" office:value-type="string" office:string-value="one">
            <text:p>one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two</text:p>
          </table:table-cell>
          <table:table-cell table:formula="of:=INDEX([.D84:.E84];[.C84])" office:value-type="string" office:string-value="two">
            <text:p>tw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4]);[.A84];[.M84])" office:value-type="string" office:string-value="two">
            <text:p>two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Default" table:formula="of:=INDEX([.F86:.G86];[.H86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formula="of:=INDEX([.C86:.D86];[.E86])" office:value-type="float" office:value="1">
            <text:p>1</text:p>
          </table:table-cell>
          <table:table-cell table:style-name="ce8" table:formula="of:=INDEX([.E86:.E86];[.D86])" office:value-type="float" office:value="2">
            <text:p>2</text:p>
          </table:table-cell>
          <table:table-cell table:style-name="Default" table:formula="of:=INDEX([.D86:.E86];[.C86])" office:value-type="float" office:value="2">
            <text:p>2</text:p>
          </table:table-cell>
          <table:table-cell table:style-name="ce8"/>
          <table:table-cell table:style-name="ce11" office:value-type="float" office:value="3">
            <text:p>3</text:p>
          </table:table-cell>
          <table:table-cell table:style-name="Default" office:value-type="string">
            <text:p>INDEX (nested)</text:p>
          </table:table-cell>
          <table:table-cell table:style-name="Default"/>
          <table:table-cell table:style-name="ce15"/>
          <table:table-cell table:style-name="Default"/>
          <table:table-cell table:style-name="Default"/>
          <table:table-cell table:style-name="Default" table:formula="of:=IF(ISBLANK([.M86]);[.A86];[.M86])" office:value-type="float" office:value="2">
            <text:p>2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Default"/>
          <table:table-cell table:style-name="ce8" table:number-columns-repeated="7"/>
          <table:table-cell table:style-name="ce11"/>
          <table:table-cell table:style-name="Default" table:number-columns-repeated="2"/>
          <table:table-cell table:style-name="ce15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8];[.D88:.F88];[.G88:.I88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13"/>
          <table:table-cell/>
          <table:table-cell/>
          <table:table-cell table:style-name="Default" table:formula="of:=IF(ISBLANK([.M88]);[.A88];[.M88])" office:value-type="float" office:value="12">
            <text:p>12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9];[.D89:.F89];[.G89:.I89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9]);[.A89];[.M89])" office:value-type="float" office:value="11">
            <text:p>11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0];[.D90:.F90];[.G90:.I90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0]);[.A90];[.M90])" office:value-type="float" office:value="12">
            <text:p>12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1];[.D91:.F91];[.G91:.I91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91]);[.A91];[.M91])" office:value-type="string" office:string-value="Err:32767">
            <text:p>Err:32767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93];[.D$93:.D$95];[.E$93:.E$95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13"/>
          <table:table-cell/>
          <table:table-cell/>
          <table:table-cell table:style-name="Default" table:formula="of:=IF(ISBLANK([.M93]);[.A93];[.M93])" office:value-type="float" office:value="11">
            <text:p>11</text:p>
          </table:table-cell>
          <table:table-cell table:style-name="Default"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4];[.D$93:.D$95];[.E$93:.E$95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4]);[.A94];[.M94])" office:value-type="float" office:value="12">
            <text:p>12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5];[.D$93:.D$95];[.E$93:.E$95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5]);[.A95];[.M95])" office:value-type="float" office:value="12">
            <text:p>12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6];[.D$93:.D$95];[.E$93:.E$95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96]);[.A96];[.M96])" office:value-type="string" office:string-value="Err:32767">
            <text:p>Err:32767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8];[.D$98:.G$100]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ce14"/>
          <table:table-cell/>
          <table:table-cell/>
          <table:table-cell table:style-name="Default" table:formula="of:=IF(ISBLANK([.M98]);[.A98];[.M98])" office:value-type="float" office:value="22">
            <text:p>22</text:p>
          </table:table-cell>
          <table:table-cell table:style-name="Default"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9];[.D$98:.G$100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9]);[.A99];[.M99])" office:value-type="float" office:value="23">
            <text:p>23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0];[.D$98:.G$100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00]);[.A100];[.M100])" office:value-type="float" office:value="23">
            <text:p>23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2];[.D$102:.F$104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13"/>
          <table:table-cell/>
          <table:table-cell/>
          <table:table-cell table:style-name="Default" table:formula="of:=IF(ISBLANK([.M102]);[.A102];[.M102])" office:value-type="float" office:value="21">
            <text:p>21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3];[.D$102:.F$104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3]);[.A103];[.M103])" office:value-type="float" office:value="22">
            <text:p>22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4];[.D$102:.F$104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4]);[.A104];[.M104])" office:value-type="float" office:value="22">
            <text:p>22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6];[.D$106:.F$109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13"/>
          <table:table-cell/>
          <table:table-cell/>
          <table:table-cell table:style-name="Default" table:formula="of:=IF(ISBLANK([.M106]);[.A106];[.M106])" office:value-type="float" office:value="21">
            <text:p>21</text:p>
          </table:table-cell>
          <table:table-cell table:style-name="Default"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7];[.D$106:.F$109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7]);[.A107];[.M107])" office:value-type="float" office:value="22">
            <text:p>22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8];[.D$106:.F$109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8]);[.A108];[.M108])" office:value-type="float" office:value="22">
            <text:p>22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9];[.D$106:.F$109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9]);[.A109];[.M109])" office:value-type="float" office:value="23">
            <text:p>23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11];[.D$111:.G$113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13"/>
          <table:table-cell/>
          <table:table-cell/>
          <table:table-cell table:style-name="Default" table:formula="of:=IF(ISBLANK([.M111]);[.A111];[.M111])" office:value-type="float" office:value="22">
            <text:p>22</text:p>
          </table:table-cell>
          <table:table-cell table:style-name="Default"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2];[.D$111:.G$113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2]);[.A112];[.M112])" office:value-type="float" office:value="23">
            <text:p>23</text:p>
          </table:table-cell>
          <table:table-cell table:style-name="Default"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3];[.D$111:.G$113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3]);[.A113];[.M113])" office:value-type="float" office:value="23">
            <text:p>23</text:p>
          </table:table-cell>
          <table:table-cell table:style-name="Default"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14];[.D$111:.G$113];[.D114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4]);[.A114];[.M114])" office:value-type="float" office:value="20">
            <text:p>20</text:p>
          </table:table-cell>
          <table:table-cell table:style-name="Default"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15];[.D$111:.G$113];[.D115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5]);[.A115];[.M115])" office:value-type="float" office:value="13">
            <text:p>13</text:p>
          </table:table-cell>
          <table:table-cell table:style-name="Default"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6];[.D$111:.G$113];[.D116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6]);[.A116];[.M116])" office:value-type="float" office:value="23">
            <text:p>23</text:p>
          </table:table-cell>
          <table:table-cell table:style-name="Default"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7];[.D$111:.G$113];[.D117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8];[.D$111:.G$113];[.D118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20];[.D$120:.G$122];1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four</text:p>
          </table:table-cell>
          <table:table-cell table:style-name="ce9" table:number-columns-repeated="2"/>
          <table:table-cell table:style-name="ce12" office:value-type="float" office:value="5">
            <text:p>5</text:p>
          </table:table-cell>
          <table:table-cell table:style-name="Default" office:value-type="string">
            <text:p>HLOOKUP (equality)</text:p>
          </table:table-cell>
          <table:table-cell table:style-name="Default" office:value-type="string">
            <text:p>HLOOKUP</text:p>
          </table:table-cell>
          <table:table-cell table:style-name="ce14"/>
          <table:table-cell table:style-name="Default"/>
          <table:table-cell table:style-name="Default"/>
          <table:table-cell table:style-name="Default" table:formula="of:=IF(ISBLANK([.M120]);[.A120];[.M120])" office:value-type="string" office:string-value="one">
            <text:p>one</text:p>
          </table:table-cell>
          <table:table-cell table:style-name="Default"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21];[.D$120:.G$122];2;FALSE())" office:value-type="string" office:string-value="три">
            <text:p>три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один</text:p>
          </table:table-cell>
          <table:table-cell table:style-name="ce9" office:value-type="string">
            <text:p>два</text:p>
          </table:table-cell>
          <table:table-cell table:style-name="ce9" office:value-type="string">
            <text:p>три</text:p>
          </table:table-cell>
          <table:table-cell table:style-name="ce9" office:value-type="string">
            <text:p>четыре</text:p>
          </table:table-cell>
          <table:table-cell table:style-name="ce9" table:number-columns-repeated="2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1]);[.A121];[.M121])" office:value-type="string" office:string-value="три">
            <text:p>три</text:p>
          </table:table-cell>
          <table:table-cell table:style-name="Default"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22];[.D$120:.G$122];3;FALSE())" office:value-type="string" office:string-value="vier">
            <text:p>vier</text:p>
          </table:table-cell>
          <table:table-cell table:style-name="ce9" office:value-type="string">
            <text:p>four</text:p>
          </table:table-cell>
          <table:table-cell table:style-name="ce9" office:value-type="string">
            <text:p>eins</text:p>
          </table:table-cell>
          <table:table-cell table:style-name="ce9" office:value-type="string">
            <text:p>zwei</text:p>
          </table:table-cell>
          <table:table-cell table:style-name="ce9" office:value-type="string">
            <text:p>drei</text:p>
          </table:table-cell>
          <table:table-cell table:style-name="ce9" office:value-type="string">
            <text:p>vier</text:p>
          </table:table-cell>
          <table:table-cell table:style-name="ce9" table:number-columns-repeated="2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2]);[.A122];[.M122])" office:value-type="string" office:string-value="vier">
            <text:p>vier</text:p>
          </table:table-cell>
          <table:table-cell table:style-name="Default"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23];[.D$120:.G$122];[.D123]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3]);[.A123];[.M123])" office:value-type="string" office:string-value="one">
            <text:p>one</text:p>
          </table:table-cell>
          <table:table-cell table:style-name="Default"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24];[.D$120:.G$122];[.D124];FALSE())" office:value-type="string" office:string-value="три">
            <text:p>три</text:p>
          </table:table-cell>
          <table:table-cell table:style-name="ce9" office:value-type="string">
            <text:p>three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4]);[.A124];[.M124])" office:value-type="string" office:string-value="три">
            <text:p>три</text:p>
          </table:table-cell>
          <table:table-cell table:style-name="Default"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25];[.D$120:.G$122];[.D125];FALSE())" office:value-type="string" office:string-value="vier">
            <text:p>vier</text:p>
          </table:table-cell>
          <table:table-cell table:style-name="ce9" office:value-type="string">
            <text:p>four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5]);[.A125];[.M125])" office:value-type="string" office:string-value="vier">
            <text:p>vier</text:p>
          </table:table-cell>
          <table:table-cell table:style-name="Default"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HLOOKUP([.C126];[.D$120:.G$122];[.D126];FALSE())" office:value-type="float" office:value="0">
            <text:p>#N/A</text:p>
          </table:table-cell>
          <table:table-cell table:style-name="ce9" office:value-type="string">
            <text:p>fiv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26]);[.A126];[.M126])" office:value-type="string" office:string-value="Err:32767">
            <text:p>Err:32767</text:p>
          </table:table-cell>
          <table:table-cell table:style-name="Default"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7];[.D$120:.G$122];[.D127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7]);[.A127];[.M127])" office:value-type="string" office:string-value="Err:502">
            <text:p>Err:502</text:p>
          </table:table-cell>
          <table:table-cell table:style-name="Default"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8];[.D$120:.G$122];[.D128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8]);[.A128];[.M128])" office:value-type="string" office:string-value="Err:502">
            <text:p>Err:502</text:p>
          </table:table-cell>
          <table:table-cell table:style-name="Default"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/>
          <table:table-cell table:style-name="Default"/>
          <table:table-cell table:style-name="ce9" table:number-columns-repeated="7"/>
          <table:table-cell table:style-name="ce12"/>
          <table:table-cell table:style-name="Default" table:number-columns-repeated="2"/>
          <table:table-cell table:style-name="ce14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30];[.D$130:.F$132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13"/>
          <table:table-cell/>
          <table:table-cell/>
          <table:table-cell table:style-name="Default" table:formula="of:=IF(ISBLANK([.M130]);[.A130];[.M130])" office:value-type="float" office:value="22">
            <text:p>22</text:p>
          </table:table-cell>
          <table:table-cell table:style-name="Default"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1];[.D$130:.F$132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1]);[.A131];[.M131])" office:value-type="float" office:value="23">
            <text:p>23</text:p>
          </table:table-cell>
          <table:table-cell table:style-name="Default"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2];[.D$130:.F$132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2]);[.A132];[.M132])" office:value-type="float" office:value="23">
            <text:p>23</text:p>
          </table:table-cell>
          <table:table-cell table:style-name="Default"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33];[.D$130:.F$132];[.D133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3]);[.A133];[.M133])" office:value-type="float" office:value="20">
            <text:p>20</text:p>
          </table:table-cell>
          <table:table-cell table:style-name="Default"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34];[.D$130:.F$132];[.D134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4]);[.A134];[.M134])" office:value-type="float" office:value="13">
            <text:p>13</text:p>
          </table:table-cell>
          <table:table-cell table:style-name="Default"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5];[.D$130:.F$132];[.D135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5]);[.A135];[.M135])" office:value-type="float" office:value="23">
            <text:p>23</text:p>
          </table:table-cell>
          <table:table-cell table:style-name="Default"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6];[.D$130:.F$132];[.D136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6]);[.A136];[.M136])" office:value-type="string" office:string-value="Err:502">
            <text:p>Err:502</text:p>
          </table:table-cell>
          <table:table-cell table:style-name="Default"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7];[.D$130:.F$132];[.D137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7]);[.A137];[.M137])" office:value-type="string" office:string-value="Err:502">
            <text:p>Err:502</text:p>
          </table:table-cell>
          <table:table-cell table:style-name="Default"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39];[.D$139:.F$141];1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один</text:p>
          </table:table-cell>
          <table:table-cell table:style-name="ce9" office:value-type="string">
            <text:p>eins</text:p>
          </table:table-cell>
          <table:table-cell table:style-name="ce9" table:number-columns-repeated="3"/>
          <table:table-cell table:style-name="ce12" office:value-type="float" office:value="4">
            <text:p>4</text:p>
          </table:table-cell>
          <table:table-cell table:style-name="Default" office:value-type="string">
            <text:p>VLOOKUP (equality)</text:p>
          </table:table-cell>
          <table:table-cell table:style-name="Default" office:value-type="string">
            <text:p>VLOOKUP</text:p>
          </table:table-cell>
          <table:table-cell table:style-name="ce14"/>
          <table:table-cell table:style-name="Default"/>
          <table:table-cell table:style-name="Default"/>
          <table:table-cell table:style-name="Default" table:formula="of:=IF(ISBLANK([.M139]);[.A139];[.M139])" office:value-type="string" office:string-value="one">
            <text:p>one</text:p>
          </table:table-cell>
          <table:table-cell table:style-name="Default"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40];[.D$139:.F$141];2;FALSE())" office:value-type="string" office:string-value="два">
            <text:p>два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два</text:p>
          </table:table-cell>
          <table:table-cell table:style-name="ce9" office:value-type="string">
            <text:p>zwei</text:p>
          </table:table-cell>
          <table:table-cell table:style-name="ce9" table:number-columns-repeated="3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0]);[.A140];[.M140])" office:value-type="string" office:string-value="два">
            <text:p>два</text:p>
          </table:table-cell>
          <table:table-cell table:style-name="Default"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41];[.D$139:.F$141];3;FALSE())" office:value-type="string" office:string-value="drei">
            <text:p>drei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три</text:p>
          </table:table-cell>
          <table:table-cell table:style-name="ce9" office:value-type="string">
            <text:p>drei</text:p>
          </table:table-cell>
          <table:table-cell table:style-name="ce9" table:number-columns-repeated="3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1]);[.A141];[.M141])" office:value-type="string" office:string-value="drei">
            <text:p>drei</text:p>
          </table:table-cell>
          <table:table-cell table:style-name="Default"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42];[.D$139:.F$141];[.D142]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2]);[.A142];[.M142])" office:value-type="string" office:string-value="one">
            <text:p>one</text:p>
          </table:table-cell>
          <table:table-cell table:style-name="Default"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43];[.D$139:.F$141];[.D143];FALSE())" office:value-type="string" office:string-value="два">
            <text:p>два</text:p>
          </table:table-cell>
          <table:table-cell table:style-name="ce9" office:value-type="string">
            <text:p>two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3]);[.A143];[.M143])" office:value-type="string" office:string-value="два">
            <text:p>два</text:p>
          </table:table-cell>
          <table:table-cell table:style-name="Default"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44];[.D$139:.F$141];[.D144];FALSE())" office:value-type="string" office:string-value="drei">
            <text:p>drei</text:p>
          </table:table-cell>
          <table:table-cell table:style-name="ce9" office:value-type="string">
            <text:p>three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4]);[.A144];[.M144])" office:value-type="string" office:string-value="drei">
            <text:p>drei</text:p>
          </table:table-cell>
          <table:table-cell table:style-name="Default"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VLOOKUP([.C145];[.D$139:.F$141];[.D145];FALSE())" office:value-type="float" office:value="0">
            <text:p>#N/A</text:p>
          </table:table-cell>
          <table:table-cell table:style-name="ce9" office:value-type="string">
            <text:p>four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45]);[.A145];[.M145])" office:value-type="string" office:string-value="Err:32767">
            <text:p>Err:32767</text:p>
          </table:table-cell>
          <table:table-cell table:style-name="Default"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6];[.D$139:.F$141];[.D146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6]);[.A146];[.M146])" office:value-type="string" office:string-value="Err:502">
            <text:p>Err:502</text:p>
          </table:table-cell>
          <table:table-cell table:style-name="Default"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7];[.D$139:.F$141];[.D147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7]);[.A147];[.M147])" office:value-type="string" office:string-value="Err:502">
            <text:p>Err:502</text:p>
          </table:table-cell>
          <table:table-cell table:style-name="Default"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49];[.D149];[.E149];[.F149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13"/>
          <table:table-cell/>
          <table:table-cell/>
          <table:table-cell table:style-name="Default" table:formula="of:=IF(ISBLANK([.M149]);[.A149];[.M149])" office:value-type="float" office:value="11">
            <text:p>11</text:p>
          </table:table-cell>
          <table:table-cell table:style-name="Default"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50];[.D150];[.E150];[.F150])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0]);[.A150];[.M150])" office:value-type="float" office:value="22">
            <text:p>22</text:p>
          </table:table-cell>
          <table:table-cell table:style-name="Default"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51];[.D151];[.E151];[.F151])" office:value-type="float" office:value="33">
            <text:p>3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1]);[.A151];[.M151])" office:value-type="float" office:value="33">
            <text:p>33</text:p>
          </table:table-cell>
          <table:table-cell table:style-name="Default"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52];[.D152];[.E152];[.F152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52]);[.A152];[.M152])" office:value-type="string" office:string-value="Err:502">
            <text:p>Err:502</text:p>
          </table:table-cell>
          <table:table-cell table:style-name="Default"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53];[.D153];[.E153];[.F15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53]);[.A153];[.M153])" office:value-type="string" office:string-value="Err:502">
            <text:p>Err:502</text:p>
          </table:table-cell>
          <table:table-cell table:style-name="Default"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54];[.D154];[.E154];[.F154])" office:value-type="float" office:value="12">
            <text:p>12</text:p>
          </table:table-cell>
          <table:table-cell table:style-name="ce7" office:value-type="float" office:value="2.99">
            <text:p>2.9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4]);[.A154];[.M154])" office:value-type="float" office:value="12">
            <text:p>12</text:p>
          </table:table-cell>
          <table:table-cell table:style-name="Default"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LUMN()" office:value-type="float" office:value="2">
            <text:p>2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COLUMN</text:p>
          </table:table-cell>
          <table:table-cell table:style-name="ce13"/>
          <table:table-cell/>
          <table:table-cell/>
          <table:table-cell table:style-name="Default" table:formula="of:=IF(ISBLANK([.M156]);[.A156];[.M156])" office:value-type="float" office:value="2">
            <text:p>2</text:p>
          </table:table-cell>
          <table:table-cell table:style-name="Default"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LUMN([.C157])" office:value-type="float" office:value="3">
            <text:p>3</text:p>
          </table:table-cell>
          <table:table-cell table:style-name="ce7"/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7]);[.A157];[.M157])" office:value-type="float" office:value="3">
            <text:p>3</text:p>
          </table:table-cell>
          <table:table-cell table:style-name="Default"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59">
            <text:p>159</text:p>
          </table:table-cell>
          <table:table-cell table:formula="of:=ROW()" office:value-type="float" office:value="159">
            <text:p>159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OW</text:p>
          </table:table-cell>
          <table:table-cell table:style-name="ce13"/>
          <table:table-cell/>
          <table:table-cell/>
          <table:table-cell table:style-name="Default" table:formula="of:=IF(ISBLANK([.M159]);[.A159];[.M159])" office:value-type="float" office:value="159">
            <text:p>159</text:p>
          </table:table-cell>
          <table:table-cell table:style-name="Default"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60">
            <text:p>160</text:p>
          </table:table-cell>
          <table:table-cell table:formula="of:=ROW([.C160])" office:value-type="float" office:value="160">
            <text:p>160</text:p>
          </table:table-cell>
          <table:table-cell table:style-name="ce7"/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0]);[.A160];[.M160])" office:value-type="float" office:value="160">
            <text:p>160</text:p>
          </table:table-cell>
          <table:table-cell table:style-name="Default"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WAHR</text:p>
          </table:table-cell>
          <table:table-cell table:number-columns-repeated="1007"/>
        </table:table-row>
        <table:table-row table:style-name="ro2" table:number-rows-repeated="9846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 table:number-rows-repeated="20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2" table:number-rows-repeated="5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р.</number:text>
    </number:number-style>
    <number:number-style style:name="N181">
      <number:text>-</number:text>
      <number:number number:decimal-places="0" number:min-integer-digits="1" number:grouping="true"/>
      <number:text>р.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р.</number:text>
    </number:number-style>
    <number:number-style style:name="N184">
      <number:text>-</number:text>
      <number:number number:decimal-places="2" number:min-integer-digits="1" number:grouping="true"/>
      <number:text>р.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р. </number:text>
    </number:number-style>
    <number:number-style style:name="N193P1" style:volatile="true">
      <number:text>-</number:text>
      <number:number number:decimal-places="0" number:min-integer-digits="1" number:grouping="true"/>
      <number:text>р. </number:text>
    </number:number-style>
    <number:number-style style:name="N193P2" style:volatile="true">
      <number:text> -р.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   </number:text>
    </number:number-style>
    <number:number-style style:name="N197P1" style:volatile="true">
      <number:text>-</number:text>
      <number:number number:decimal-places="2" number:min-integer-digits="1" number:grouping="true"/>
      <number:text>    </number:text>
    </number:number-style>
    <number:number-style style:name="N197P2" style:volatile="true">
      <number:text> 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р. </number:text>
    </number:number-style>
    <number:number-style style:name="N201P1" style:volatile="true">
      <number:text>-</number:text>
      <number:number number:decimal-places="2" number:min-integer-digits="1" number:grouping="true"/>
      <number:text>р. </number:text>
    </number:number-style>
    <number:number-style style:name="N201P2" style:volatile="true">
      <number:text> -</number:text>
      <number:number number:decimal-places="0" number:min-integer-digits="0"/>
      <number:text>р.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.09.2010</text:date>, <text:time>16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Peter Arrenbrecht</meta:initial-creator>
    <meta:creation-date>2005-11-22T22:05:38</meta:creation-date>
    <dc:date>2010-09-17T16:10:21</dc:date>
    <meta:editing-cycles>16</meta:editing-cycles>
    <meta:editing-duration>PT24H56M49S</meta:editing-duration>
    <dc:creator>Peter Arrenbrecht</dc:creator>
    <meta:document-statistic meta:table-count="1" meta:cell-count="1418" meta:object-count="0"/>
    <meta:user-defined meta:name="Info 1"/>
    <meta:user-defined meta:name="Info 2"/>
    <meta:user-defined meta:name="Info 3"/>
    <meta:user-defined meta:name="Info 4"/>
  </office:meta>
</office:document-meta>
</file>